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4a58" officeooo:paragraph-rsid="000c00c6" style:font-weight-asian="bold" style:font-weight-complex="bold"/>
    </style:style>
    <style:style style:name="P2" style:family="paragraph" style:parent-style-name="Standard">
      <style:text-properties officeooo:rsid="000a4a58" officeooo:paragraph-rsid="000c00c6"/>
    </style:style>
    <style:style style:name="P3" style:family="paragraph" style:parent-style-name="Standard">
      <style:text-properties officeooo:rsid="000a4a58" officeooo:paragraph-rsid="000a4a58"/>
    </style:style>
    <style:style style:name="P4" style:family="paragraph" style:parent-style-name="Preformatted_20_Text">
      <style:text-properties fo:font-variant="normal" fo:text-transform="none" fo:color="#333333" loext:opacity="100%" fo:letter-spacing="normal" officeooo:rsid="000a4a58" officeooo:paragraph-rsid="000a4a58"/>
    </style:style>
    <style:style style:name="T1" style:family="text">
      <style:text-properties style:font-name="Menlo" fo:font-size="9.75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</text:p>
      <text:p text:style-name="P2">git status</text:p>
      <text:p text:style-name="P2"><text:s/>git add ...</text:p>
      <text:p text:style-name="P2"><text:s/></text:p>
      <text:p text:style-name="P1">VISUAL</text:p>
      <text:p text:style-name="P1"/>
      <text:p text:style-name="P1">https://www.argentina.gob.ar/contenidosdigitales/markdown</text:p>
      <text:p text:style-name="P1"/>
      <text:p text:style-name="P2">**negrita** git status</text:p>
      <text:p text:style-name="P3"><text:s/>git add ...</text:p>
      <text:p text:style-name="P3"/>
      <text:p text:style-name="P3">![Texto alternativo que describe la imagen](www.argentina.gob.ar/ruta-de-la-imagen.jpg "Texto epígrafe de la imagen")</text:p>
      <text:p text:style-name="P3"/>
      <text:p text:style-name="P4"><text:span text:style-name="T1"><text:s/>[[youtube-{16by9}-{KRXdD8bHJrY}]] 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9:59:21.138999389</meta:creation-date>
    <meta:generator>LibreOffice/24.8.5.2$Linux_X86_64 LibreOffice_project/480$Build-2</meta:generator>
    <dc:date>2025-03-26T14:24:11.135747484</dc:date>
    <meta:editing-duration>PT10M42S</meta:editing-duration>
    <meta:editing-cycles>2</meta:editing-cycles>
    <meta:document-statistic meta:table-count="0" meta:image-count="0" meta:object-count="0" meta:page-count="1" meta:paragraph-count="10" meta:word-count="26" meta:character-count="276" meta:non-whitespace-character-count="253"/>
  </office:meta>
</office:document-meta>
</file>